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EA53FACC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87cm" table:align="right"/>
    </style:style>
    <style:style style:name="Tableau1.A" style:family="table-column">
      <style:table-column-properties style:column-width="4.62cm"/>
    </style:style>
    <style:style style:name="Tableau1.B" style:family="table-column">
      <style:table-column-properties style:column-width="4.013cm"/>
    </style:style>
    <style:style style:name="Tableau1.C" style:family="table-column">
      <style:table-column-properties style:column-width="3.085cm"/>
    </style:style>
    <style:style style:name="Tableau1.D" style:family="table-column">
      <style:table-column-properties style:column-width="3.383cm"/>
    </style:style>
    <style:style style:name="Tableau1.E" style:family="table-column">
      <style:table-column-properties style:column-width="3.387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199cm" fo:border="none" style:writing-mode="lr-tb"/>
    </style:style>
    <style:style style:name="Tableau1.C1" style:family="table-cell">
      <style:table-cell-properties fo:padding="0.199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="0.199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="0.199cm" fo:border-left="0.5pt solid #000000" fo:border-right="0.5pt solid #000000" fo:border-top="0.5pt solid #000000" fo:border-bottom="0.5pt solid #000000" style:writing-mode="lr-tb"/>
    </style:style>
    <style:style style:name="Tableau1.D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8" style:family="table-row">
      <style:table-row-properties style:row-height="1cm" style:use-optimal-row-height="false"/>
    </style:style>
    <style:style style:name="Tableau1.A8" style:family="table-cell">
      <style:table-cell-properties fo:padding="0.199cm" fo:border-left="none" fo:border-right="none" fo:border-top="none" fo:border-bottom="0.5pt solid #000000" style:writing-mode="lr-tb"/>
    </style:style>
    <style:style style:name="Tableau1.9" style:family="table-row">
      <style:table-row-properties style:min-row-height="0.002cm" style:use-optimal-row-height="false"/>
    </style:style>
    <style:style style:name="Tableau1.A9" style:family="table-cell">
      <style:table-cell-properties fo:background-color="#ffd54f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6" style:family="table-cell">
      <style:table-cell-properties style:vertical-align="middle" fo:background-color="#ffd54f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1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3" style:family="table-cell">
      <style:table-cell-properties style:vertical-align="middle" fo:background-color="#ffebab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2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2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0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A3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A3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3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4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3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5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6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B66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4pt" style:font-size-asian="14pt" style:font-size-complex="14pt"/>
    </style:style>
    <style:style style:name="P6" style:family="paragraph" style:parent-style-name="Table_20_Contents">
      <style:paragraph-properties fo:margin-left="0.199cm">
        <style:tab-stops/>
      </style:paragraph-properties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margin-left="0.199cm">
        <style:tab-stops/>
      </style:paragraph-properties>
    </style:style>
    <style:style style:name="P8" style:family="paragraph" style:parent-style-name="Standard">
      <style:paragraph-properties fo:margin-left="0.199cm">
        <style:tab-stops/>
      </style:paragraph-properties>
      <style:text-properties style:font-name="Calibri" fo:font-size="11pt" style:font-size-asian="11pt" style:font-size-complex="11pt"/>
    </style:style>
    <style:style style:name="P9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fo:margin-left="0.199cm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199cm">
        <style:tab-stops/>
      </style:paragraph-properties>
    </style:style>
    <style:style style:name="P12" style:family="paragraph" style:parent-style-name="Table_20_Contents">
      <style:paragraph-properties fo:margin-left="0.199cm">
        <style:tab-stops/>
      </style:paragraph-properties>
      <style:text-properties fo:color="#ffffff" loext:opacity="100%"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ffffff" loext:opacity="100%" style:font-name="Calibri" fo:font-size="14pt" style:font-size-asian="14pt" style:font-size-complex="14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T8" style:family="text">
      <style:text-properties style:font-name="Calibri" fo:font-size="11pt" officeooo:rsid="000a5cf6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"><text:span text:style-name="Police_20_par_20_défaut"><text:span text:style-name="T1"><draw:frame draw:style-name="fr1" draw:name="illustration" text:anchor-type="as-char" svg:y="0cm" svg:width="7.594cm" style:rel-width="scale" svg:height="8.13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covered-table-cell/>
          <table:table-cell table:style-name="Tableau1.C1" office:value-type="string">
            <text:p text:style-name="P3">CODE FICHE</text:p>
          </table:table-cell>
          <table:table-cell table:style-name="Tableau1.D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E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Commun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Nom de l’opération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Échéancier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3"><text:text-input text:description="">${echeancier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Consom-</text:p>
            <text:p text:style-name="P3">mation d’espac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[#if consommationEspace??]${consommationEspace.libelle}[/#if]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Étape</text:p>
          </table:table-cell>
          <table:table-cell table:style-name="Tableau1.D2" table:number-columns-spanned="2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</table:table-row>
        <table:table-row table:style-name="Tableau1.1">
          <table:covered-table-cell table:style-name="Tableau1.A1"/>
          <table:covered-table-cell/>
          <table:table-cell table:style-name="Tableau1.C1" office:value-type="string">
            <text:p text:style-name="P3">Confidentiel</text:p>
          </table:table-cell>
          <table:table-cell table:style-name="Tableau1.D2" table:number-columns-spanned="2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5" office:value-type="string">
            <text:p text:style-name="P4"><text:span text:style-name="Police_20_par_20_défaut"><text:span text:style-name="T5"/></text:span></text:p>
            <text:p text:style-name="P4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5">I. Descriptif / objectif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0" table:number-columns-spanned="2" office:value-type="string">
            <text:p text:style-name="P6">Descriptif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1" table:number-columns-spanned="2" office:value-type="string">
            <text:p text:style-name="P6">Surface totale de l'opération (ha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2" table:number-columns-spanned="2" office:value-type="string">
            <text:p text:style-name="P8">Surface du projet objet de la fiche si différent (ha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operation.secteur]${(operation.surfaceTotale??)?then(operation.surfaceTotale/10000,"")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3" table:number-columns-spanned="2" office:value-type="string">
            <text:p text:style-name="P8">Mode d’Occupation du Sol (MOS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mo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4" table:number-columns-spanned="2" office:value-type="string">
            <text:p text:style-name="P6">Vocation principal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5" table:number-columns-spanned="2" office:value-type="string">
            <text:p text:style-name="P6">Enjeux/objectif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objectif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II - Modalités de réalisation (gouvernance / suivi de projet)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7" table:number-columns-spanned="2" office:value-type="string">
            <text:p text:style-name="P6">Maîtrise d’ouvrage urbain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maitriseOuvrage??]${maitriseOuvrage.libelle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8" table:number-columns-spanned="2" office:value-type="string">
            <text:p text:style-name="P6">Commentaires maîtrise d’ouvrag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Moa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9" table:number-columns-spanned="2" office:value-type="string">
            <text:p text:style-name="P6">Actions à mener par RM (MO, AMO et MOE...)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actions??][#list operation.actions as action]${action.description!""}[/#list][/#if]</text:text-input></text:p>
          </table:table-cell>
          <table:covered-table-cell/>
          <table:covered-table-cell/>
        </table:table-row>
        <table:table-row table:style-name="Tableau1.9">
          <table:table-cell table:style-name="Tableau1.A20" table:number-columns-spanned="2" office:value-type="string">
            <text:p text:style-name="P6">Services ou personnes intern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acteursInternes??][#list acteursInternes as acteurInterne]${acteurInterne.description!""}[/#list]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1" table:number-columns-spanned="2" office:value-type="string">
            <text:p text:style-name="P6">Acteurs et partenaires extern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acteursExternes??][#list acteursExternes as acteurExterne]${acteurExterne.description!""}[/#list]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III. Cadre / m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a) Foncier et occupation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4" table:number-columns-spanned="2" office:value-type="string">
            <text:p text:style-name="P6">Maîtrise foncièr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fonciers.foncierPublic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5" table:number-columns-spanned="2" office:value-type="string">
            <text:p text:style-name="P6">Niveau maîtrise foncière publique (%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fonciers.tauxFoncierPublic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6" table:number-columns-spanned="2" office:value-type="string">
            <text:p text:style-name="P6">Type d’occupation impactant la maîtrise foncièr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typeOccupation??]${typeOccupation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7" table:number-columns-spanned="2" office:value-type="string">
            <text:p text:style-name="P6">Outils fonciers existant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outilFoncier??]${outilFoncier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8" table:number-columns-spanned="2" office:value-type="string">
            <text:p text:style-name="P6">Commentair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Montage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b) PLUi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0" table:number-columns-spanned="5" office:value-type="string">
            <text:p text:style-name="P10">Règlement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1" table:number-columns-spanned="2" office:value-type="string">
            <text:p text:style-name="P6">Dispositions réglementaires significatives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plui??]${operation.plui.pluiDisposition!""}[/#if]</text:text-input></text:p>
          </table:table-cell>
          <table:covered-table-cell/>
          <table:covered-table-cell/>
        </table:table-row>
        <table:table-row table:style-name="Tableau1.9">
          <table:table-cell table:style-name="Tableau1.A30" table:number-columns-spanned="5" office:value-type="string">
            <text:p text:style-name="P10">Plans thématiqu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3" table:number-columns-spanned="2" office:value-type="string">
            <text:p text:style-name="P6">Commentair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Plui.messag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4" table:number-columns-spanned="2" office:value-type="string">
            <text:p text:style-name="P6">Adaptation à prévoir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plui??]${operation.plui.pluiAdaptation!""}[/#if]</text:text-input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7"><text:span text:style-name="Police_20_par_20_défaut"><text:span text:style-name="T6">IV – Procédure opérationnelle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36" table:number-columns-spanned="2" office:value-type="string">
            <text:p text:style-name="P6">Étude à prévoir et échéanc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etud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7" table:number-columns-spanned="2" office:value-type="string">
            <text:p text:style-name="P6">Si opération publique/privé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typeAmenageur??]${typeAmenageur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8" table:number-columns-spanned="2" office:value-type="string">
            <text:p text:style-name="P6">Si opération privé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amenageurPriv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39" table:number-columns-spanned="2" office:value-type="string">
            <text:p text:style-name="P6">Outil d’aménagemen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operation.outilAmenagement??]${operation.outilAmenagement.libelle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0" table:number-columns-spanned="2" office:value-type="string">
            <text:p text:style-name="P6">Mode de réalisation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if modeAmenagement??]${modeAmenagement.libelle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1" table:number-columns-spanned="2" office:value-type="string">
            <text:p text:style-name="P6">Avancement opérationnel de l'opération et échéanciers prévisionnel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2" table:number-columns-spanned="2" office:value-type="string">
            <text:p text:style-name="P6">Surface réalisée (ha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surfaceRealise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3" table:number-columns-spanned="2" office:value-type="string">
            <text:p text:style-name="P6">Dossiers environnementaux (dont risques et nuisances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environnemen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4" table:number-columns-spanned="2" office:value-type="string">
            <text:p text:style-name="P6">Taxes et participation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typesFinancements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5" table:number-columns-spanned="2" office:value-type="string">
            <text:p text:style-name="P11"><text:span text:style-name="Police_20_par_20_défaut"><text:span text:style-name="T7">Éléments financiers dont équipements publics</text:span></text:span>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[#list operation.financements as financement]${financement.description!""}[/#list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46" table:number-columns-spanned="2" office:value-type="string">
            <text:p text:style-name="P6">Commentaire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mmentaires.commentaireOperationnel.message!""}</text:text-input></text:span></text:span></text:p>
          </table:table-cell>
          <table:covered-table-cell/>
          <table:covered-table-cell/>
        </table:table-row>
        <text:soft-page-break/>
        <table:table-row table:style-name="Tableau1.9">
          <table:table-cell table:style-name="Tableau1.A16" table:number-columns-spanned="5" office:value-type="string">
            <text:p text:style-name="P5">V. Composition / programmation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48" table:number-columns-spanned="2" office:value-type="string">
            <text:p text:style-name="P6">Composition urbaine, mixité fonctionnell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operation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12">a) Programmation de logement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50" table:number-columns-spanned="2" office:value-type="string">
            <text:p text:style-name="P6">Nombre de logements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NbLogementsPrevu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1" table:number-columns-spanned="2" office:value-type="string">
            <text:p text:style-name="P8">Produits logements/répartition (prévisionnel)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programmations.habita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2" table:number-columns-spanned="2" office:value-type="string">
            <text:p text:style-name="P8">Logements adaptés favorables au vieillissemen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8"><text:text-input text:description="">${operation.NbLogementsHFV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3" table:number-columns-spanned="2" office:value-type="string">
            <text:p text:style-name="P6">Convention PLH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3"><text:text-input text:description="">[#if operation.plh??] ${helper.convertDate(operation.plh.date, "dd/MM/yyyy")} : ${operation.plh.description!""}[/#if]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4" table:number-columns-spanned="2" office:value-type="string">
            <text:p text:style-name="P6">Densité mini SCo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operation.densiteSco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5" table:number-columns-spanned="2" office:value-type="string">
            <text:p text:style-name="P6">Densité mini OAPq</text:p>
          </table:table-cell>
          <table:covered-table-cell/>
          <table:table-cell table:style-name="Tableau1.D2" table:number-columns-spanned="3" office:value-type="string">
            <text:p text:style-name="P7"><text:text-input text:description="">[#if operation.plui??]${operation.plui.densiteOap!""}[/#if]</text:text-input></text:p>
          </table:table-cell>
          <table:covered-table-cell/>
          <table:covered-table-cell/>
        </table:table-row>
        <table:table-row table:style-name="Tableau1.9">
          <table:table-cell table:style-name="Tableau1.A23" table:number-columns-spanned="5" office:value-type="string">
            <text:p text:style-name="P9">b) Programmation autre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57" table:number-columns-spanned="2" office:value-type="string">
            <text:p text:style-name="P6">Programmation équipement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programmations.equipement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58" table:number-columns-spanned="2" office:value-type="string">
            <text:p text:style-name="P6">Programmation autr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programmations.autr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V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0" table:number-columns-spanned="2" office:value-type="string">
            <text:p text:style-name="P6">Principaux enjeux généraux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Enjeux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61" table:number-columns-spanned="2" office:value-type="string">
            <text:p text:style-name="P6">Principales contributions prises en compte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Traitee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62" table:number-columns-spanned="2" office:value-type="string">
            <text:p text:style-name="P6">Comment aller plus loin ?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contributions.contributionAvenir!""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VII. Commentaire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4" table:number-columns-spanned="2" office:value-type="string">
            <text:p text:style-name="P7"><text:span text:style-name="Police_20_par_20_défaut"><text:span text:style-name="T2"><text:text-input text:description="">${autresCommentaires.libelle}</text:text-input></text:span></text:span></text:p>
          </table:table-cell>
          <table:covered-table-cell/>
          <table:table-cell table:style-name="Tableau1.D2" table:number-columns-spanned="3" office:value-type="string">
            <text:p text:style-name="P7"><text:span text:style-name="Police_20_par_20_défaut"><text:span text:style-name="T2"><text:text-input text:description="">${autresCommentaires.message}</text:text-input></text:span></text:span></text:p>
          </table:table-cell>
          <table:covered-table-cell/>
          <table:covered-table-cell/>
        </table:table-row>
        <table:table-row table:style-name="Tableau1.9">
          <table:table-cell table:style-name="Tableau1.A16" table:number-columns-spanned="5" office:value-type="string">
            <text:p text:style-name="P5">VIII. Échéanciers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66" office:value-type="string">
            <text:p text:style-name="P7"><text:span text:style-name="Police_20_par_20_défaut"><text:span text:style-name="T2"><text:text-input text:description="">${echeanciers.typeEvenement}</text:text-input></text:span></text:span></text:p>
          </table:table-cell>
          <table:table-cell table:style-name="Tableau1.B66" table:number-columns-spanned="4" office:value-type="string">
            <text:p text:style-name="P7"><text:span text:style-name="Police_20_par_20_défaut"><text:span text:style-name="T2"><text:text-input text:description="">${echeanciers.description}</text:text-input></text:span>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Préformaté_20_HTML_20_Car" style:display-name="Préformaté HTML Car" style:family="text" style:parent-style-name="Police_20_par_20_défaut">
      <style:text-properties style:font-name="Consolas" fo:font-family="Consolas" style:font-family-generic="modern" style:font-pitch="fixed" fo:font-size="10pt" style:font-size-asian="10pt" style:font-name-complex="Mangal" style:font-family-complex="Mangal" style:font-family-generic-complex="roman" style:font-pitch-complex="variable" style:font-size-complex="9pt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10T09:47:15.645755400</dc:date>
    <meta:editing-cycles>95</meta:editing-cycles>
    <meta:editing-duration>PT8H15M53S</meta:editing-duration>
    <meta:document-statistic meta:table-count="1" meta:image-count="1" meta:object-count="0" meta:page-count="3" meta:paragraph-count="121" meta:word-count="435" meta:character-count="4488" meta:non-whitespace-character-count="4282"/>
    <meta:template xlink:type="simple" xlink:actuate="onRequest" xlink:title="" xlink:href="Normal.dotm"/>
  </office:meta>
</office:document-meta>
</file>